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dba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dba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dba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dba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dba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dba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dba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dba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dba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dba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dba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dba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dba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dba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dba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dba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dba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Reidert Antonio Cedeño Lop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12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384218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aibert Ced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00189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4.6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5" meta:character-count="1153" meta:non-whitespace-character-count="987"/>
    <meta:template xlink:type="simple" xlink:actuate="onRequest" xlink:title="Normal" xlink:href=""/>
  </office:meta>
</office:document-meta>
</file>